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NewRoman" fo:font-size="12pt" style:font-name-asian="TimesNewRoman" style:font-size-asian="12pt" style:font-name-complex="TimesNewRoman" style:font-size-complex="12pt"/>
    </style:style>
    <style:style style:name="T3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Arial" fo:font-size="16pt" style:font-name-asian="Times New Roman1" style:font-size-asian="16pt" style:font-name-complex="Times New Roman1" style:font-size-complex="16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stęp - Metoda Stokesa:</text:p>
      <text:p text:style-name="P1"><text:span text:style-name="T1">Zjawiskiem lepko</text:span><text:span text:style-name="T2">ś</text:span><text:span text:style-name="T1">ci nazywamy pojawianie si</text:span><text:span text:style-name="T2">ę </text:span><text:span text:style-name="T1">sił wyst</text:span><text:span text:style-name="T2">ę</text:span><text:span text:style-name="T1">puj</text:span><text:span text:style-name="T2">ą</text:span><text:span text:style-name="T1">cych pomi</text:span><text:span text:style-name="T2">ę</text:span><text:span text:style-name="T1">dzy</text:span></text:p>
      <text:p text:style-name="P1"><text:span text:style-name="T1">warstwami cieczy lub gazu poruszaj</text:span><text:span text:style-name="T2">ą</text:span><text:span text:style-name="T1">cymi si</text:span><text:span text:style-name="T2">ę </text:span><text:span text:style-name="T1">z ró</text:span><text:span text:style-name="T2">ż</text:span><text:span text:style-name="T1">nymi pr</text:span><text:span text:style-name="T2">ę</text:span><text:span text:style-name="T1">dko</text:span><text:span text:style-name="T2">ś</text:span><text:span text:style-name="T1">ciami. Powoduje to</text:span></text:p>
      <text:p text:style-name="P1"><text:span text:style-name="T1">hamowanie warstwy poruszaj</text:span><text:span text:style-name="T2">ą</text:span><text:span text:style-name="T1">cej si</text:span><text:span text:style-name="T2">ę </text:span><text:span text:style-name="T1">szybciej oraz przyspieszanie warstwy poruszaj</text:span><text:span text:style-name="T2">ą</text:span><text:span text:style-name="T1">cej si</text:span><text:span text:style-name="T2">ę</text:span></text:p>
      <text:p text:style-name="P1"><text:span text:style-name="T1">wolniej. Zjawisko lepko</text:span><text:span text:style-name="T2">ś</text:span><text:span text:style-name="T1">ci odpowiedzialne jest za wyst</text:span><text:span text:style-name="T2">ę</text:span><text:span text:style-name="T1">powanie sił oporu działaj</text:span><text:span text:style-name="T2">ą</text:span><text:span text:style-name="T1">cych na</text:span></text:p>
      <text:p text:style-name="P1"><text:span text:style-name="T1">obiekt poruszaj</text:span><text:span text:style-name="T2">ą</text:span><text:span text:style-name="T1">cy si</text:span><text:span text:style-name="T2">ę </text:span><text:span text:style-name="T1">w o</text:span><text:span text:style-name="T2">ś</text:span><text:span text:style-name="T1">rodku ciekłym (lub gazowym). Siły te s</text:span><text:span text:style-name="T2">ą </text:span><text:span text:style-name="T1">proporcjonalne do</text:span></text:p>
      <text:p text:style-name="P3"><text:span text:style-name="T3">współczynnika lepko</text:span><text:span text:style-name="T2">ś</text:span><text:span text:style-name="T3">ci, który zale</text:span><text:span text:style-name="T2">ż</text:span><text:span text:style-name="T3">y od rodzaju o</text:span><text:span text:style-name="T2">ś</text:span><text:span text:style-name="T3">rodka i temperatury. Siła lepkości jest skierowana przeciwnie do prędkosci warstw cieczy i wynika z prawa Newtona</text:span></text:p>
      <text:p text:style-name="P5"><draw:frame draw:style-name="fr1" draw:name="Obiekt1" text:anchor-type="as-char" svg:y="0.1819in" svg:width="0.8193in" svg:height="0.39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F – siła lepkości</text:p>
      <text:p text:style-name="P6">dv/dx – gradient prędości warstw cieczy</text:p>
      <text:p text:style-name="P6">S – powierzchnią warst cieczy</text:p>
      <text:p text:style-name="P6"/>
      <text:p text:style-name="P6">Z przedstawionych wyżej powodów na kulkę poruszającą sie w cieczy działą siła hamująca zależna od współczynnika lepkości opisana wzorem Stokesa </text:p>
      <text:p text:style-name="P2"><text:span text:style-name="T3">T=6</text:span><text:span text:style-name="T3">п</text:span><text:span text:style-name="T3"> * n * r * v</text:span></text:p>
      <text:p text:style-name="P6"/>
      <text:p text:style-name="P7">Na kulkę działają siły:<text:line-break/>-Ciężar kulki Q=mg<text:line-break/>-Siła wyporu cieczy<text:line-break/>-Siłą oporu lepkiego<text:line-break/>-Prostopadła siła lepkości<text:line-break/>Z powyższych danych otrzymujemy współczynnik lepkości:</text:p>
      <text:p text:style-name="P5"><draw:frame draw:style-name="fr1" draw:name="Obiekt13" text:anchor-type="as-char" svg:y="-0.3398in" svg:width="1.4756in" svg:height="0.649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4"/></text:p>
      <text:p text:style-name="P3"><text:span text:style-name="T4">Przebieg pomiarów:</text:span><text:span text:style-name="T3"><text:line-break/>Przyrządy - Wiskozymetr wypełniony cieczą<text:line-break/> <text:s text:c="15"/>- Waga/Śruba mikrometryczna/Linijka<text:line-break/> <text:s text:c="15"/>- Kulki śrutu</text:span></text:p>
      <text:p text:style-name="P6">1) Mierzymy dziesięć kulek śrutu śrubą mikrometrzyczną uzyskując ich średnicę,<text:line-break/> <text:s text:c="3"/>wyniki zapisujemy pokolei dla każdej osobno.<text:line-break/>2) Następnie ważymy każdą kulkę śrutu<text:line-break/>3) Wrzucamy pokolei śrutowiny do wiskozymetru jednocześnie mierząc dla każdej<text:line-break/> <text:s text:c="4"/>z nich czas opadania miedzy rysami<text:line-break/>4) Wyznaczamy oległość l miedzy rysamii średnicę probówki 2R<text:line-break/>5) Wyznaczamy średnia wartośc współczynnika lepkości iśrednie odchylenie standardow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18M37S</meta:editing-duration>
    <meta:editing-cycles>6</meta:editing-cycles>
    <meta:generator>OpenOffice.org/3.2$Linux OpenOffice.org_project/320m12$Build-9483</meta:generator>
    <dc:date>2011-03-24T20:55:13</dc:date>
    <meta:document-statistic meta:table-count="0" meta:image-count="0" meta:object-count="2" meta:page-count="1" meta:paragraph-count="17" meta:word-count="213" meta:character-count="1578"/>
    <dc:creator>kozak127 </dc:cre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F</mi>
        <mi mathvariant="normal">=</mi>
        <mrow>
          <mi>n</mi>
          <mi mathvariant="normal">⋅</mi>
          <mi>S</mi>
        </mrow>
      </mrow>
      <mfrac>
        <mi mathvariant="italic">dv</mi>
        <mi mathvariant="italic">dx</mi>
      </mfrac>
    </mrow>
    <annotation encoding="StarMath 5.0">F= n cdot S {dv} over {dx}   </annotation>
  </semantics>
</math>
</file>

<file path=Object 2/content.xml><?xml version="1.0" encoding="utf-8"?>
<math xmlns="http://www.w3.org/1998/Math/MathML">
  <semantics>
    <mrow>
      <mo stretchy="false">η</mo>
      <mi mathvariant="normal">=</mi>
      <mfrac>
        <mrow>
          <mi>g</mi>
          <mrow>
            <mo stretchy="false">(</mo>
            <mrow>
              <mrow>
                <mi>m</mi>
                <mi mathvariant="normal">−</mi>
                <mfrac>
                  <mn>4</mn>
                  <mn>3</mn>
                </mfrac>
              </mrow>
              <mo stretchy="false">π</mo>
              <msup>
                <mi>r</mi>
                <mn>3</mn>
              </msup>
              <mo stretchy="false">ρ</mo>
            </mrow>
            <mo stretchy="false">)</mo>
          </mrow>
        </mrow>
        <mrow>
          <mn>6</mn>
          <mo stretchy="false">π</mo>
          <mi>r</mi>
          <mi>v</mi>
        </mrow>
      </mfrac>
    </mrow>
    <annotation encoding="StarMath 5.0">%eta = {g(m-{4} over {3} %pi r^{3} %rho) } over {6 %pi r v} </annotation>
  </semantics>
</math>
</file>